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00000028BF9FAD0CE8CCF6A24.png" manifest:media-type="image/png"/>
  <manifest:file-entry manifest:full-path="Pictures/1000000000000008000000084D60FB4967481D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803cm" svg:height="18.503cm" svg:x="1.199cm" svg:y="1.299cm">
          <draw:image xlink:href="Pictures/10000201000003000000028BF9FAD0CE8CCF6A2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5T10:44:32.562667656</meta:creation-date>
    <dc:date>2018-04-23T12:55:46.189223246</dc:date>
    <meta:editing-duration>PT12M1S</meta:editing-duration>
    <meta:editing-cycles>3</meta:editing-cycles>
    <meta:generator>LibreOffice/5.2.7.2$Linux_X86_64 LibreOffice_project/20m0$Build-2</meta:generator>
    <meta:document-statistic meta:object-count="1"/>
  </office:meta>
</office:document-meta>
</file>